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01in"/>
    </style:style>
    <style:style style:name="co2" style:family="table-column">
      <style:table-column-properties fo:break-before="auto" style:column-width="0.6799in"/>
    </style:style>
    <style:style style:name="co3" style:family="table-column">
      <style:table-column-properties fo:break-before="auto" style:column-width="4.2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map style:condition="cell-content()=&quot;yes&quot;" style:apply-style-name="Untitled1" style:base-cell-address="condition.A1"/>
      <style:map style:condition="cell-content()=&quot;no&quot;" style:apply-style-name="Untitled2" style:base-cell-address="condition.A1"/>
      <style:map style:condition="cell-content()=&quot;update&quot;" style:apply-style-name="yellow" style:base-cell-address="condition.A1"/>
    </style:style>
    <style:style style:name="ce12" style:family="table-cell" style:parent-style-name="Default">
      <style:map style:condition="cell-content()=&quot;yes&quot;" style:apply-style-name="Untitled1" style:base-cell-address="condition.A1"/>
      <style:map style:condition="cell-content()=&quot;no&quot;" style:apply-style-name="Untitled2" style:base-cell-address="condition.A1"/>
      <style:map style:condition="cell-content()=&quot;update&quot;" style:apply-style-name="yellow" style:base-cell-address="condition.A1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0pt" fo:font-style="italic" style:font-size-asian="10pt" style:font-style-asian="italic" style:font-size-complex="10pt" style:font-style-complex="italic"/>
      <style:map style:condition="cell-content()=&quot;yes&quot;" style:apply-style-name="Untitled1" style:base-cell-address="condition.A1"/>
      <style:map style:condition="cell-content()=&quot;no&quot;" style:apply-style-name="Untitled2" style:base-cell-address="condition.A1"/>
      <style:map style:condition="cell-content()=&quot;update&quot;" style:apply-style-name="yellow" style:base-cell-address="condition.A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  <style:map style:condition="cell-content()=&quot;yes&quot;" style:apply-style-name="Untitled1" style:base-cell-address="condition.A1"/>
      <style:map style:condition="cell-content()=&quot;no&quot;" style:apply-style-name="Untitled2" style:base-cell-address="condition.A1"/>
      <style:map style:condition="cell-content()=&quot;update&quot;" style:apply-style-name="yellow" style:base-cell-address="condition.A1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map style:condition="cell-content()=&quot;yes&quot;" style:apply-style-name="Untitled1" style:base-cell-address="condition.A1"/>
      <style:map style:condition="cell-content()=&quot;no&quot;" style:apply-style-name="Untitled2" style:base-cell-address="condition.A1"/>
      <style:map style:condition="cell-content()=&quot;update&quot;" style:apply-style-name="yellow" style:base-cell-address="condition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dition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4" table:default-cell-style-name="ce12"/>
        <table:table-column table:style-name="co2" table:default-cell-style-name="Default"/>
        <table:table-column table:style-name="co2" table:default-cell-style-name="ce12"/>
        <table:table-column table:style-name="co3" table:default-cell-style-name="ce12"/>
        <table:table-column table:style-name="co2" table:number-columns-repeated="2" table:default-cell-style-name="Default"/>
        <table:table-column table:style-name="co4" table:number-columns-repeated="16374" table:default-cell-style-name="ce12"/>
        <table:table-row table:style-name="ro1">
          <table:table-cell table:style-name="ce1" office:value-type="string" calcext:value-type="string">
            <text:p>unit</text:p>
          </table:table-cell>
          <table:table-cell table:style-name="ce11" office:value-type="string" calcext:value-type="string">
            <text:p>complete</text:p>
          </table:table-cell>
          <table:table-cell table:style-name="ce11" office:value-type="string" calcext:value-type="string">
            <text:p>optimized</text:p>
          </table:table-cell>
          <table:table-cell table:style-name="ce17" office:value-type="string" calcext:value-type="string">
            <text:p>tested</text:p>
          </table:table-cell>
          <table:table-cell table:style-name="ce11" office:value-type="string" calcext:value-type="string">
            <text:p>passing</text:p>
          </table:table-cell>
          <table:table-cell table:style-name="ce17" office:value-type="string" calcext:value-type="string">
            <text:p>used</text:p>
          </table:table-cell>
          <table:table-cell table:style-name="ce11" office:value-type="string" calcext:value-type="string">
            <text:p>liked</text:p>
          </table:table-cell>
          <table:table-cell table:style-name="ce22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headers</text:p>
          </table:table-cell>
          <table:table-cell table:style-name="ce11" table:number-columns-repeated="2"/>
          <table:table-cell table:style-name="ce17"/>
          <table:table-cell table:style-name="ce11"/>
          <table:table-cell table:style-name="ce17"/>
          <table:table-cell table:style-name="ce11"/>
          <table:table-cell table:style-name="ce22"/>
          <table:table-cell table:number-columns-repeated="16376"/>
        </table:table-row>
        <table:table-row table:style-name="ro1">
          <table:table-cell table:style-name="ce1" office:value-type="string" calcext:value-type="string">
            <text:p>main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11" table:number-columns-repeated="2"/>
          <table:table-cell table:style-name="ce17"/>
          <table:table-cell table:style-name="ce11"/>
          <table:table-cell table:style-name="ce17"/>
          <table:table-cell table:style-name="ce11"/>
          <table:table-cell table:style-name="ce22"/>
          <table:table-cell table:number-columns-repeated="16376"/>
        </table:table-row>
        <table:table-row table:style-name="ro1">
          <table:table-cell table:style-name="ce4" office:value-type="string" calcext:value-type="string">
            <text:p>standar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assert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type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errno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float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limit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locale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math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etjmp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darg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ddef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dint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dio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dlib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posix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dirent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fcntl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pthread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unistd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ys–shm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<text:span text:style-name="T1">sys–</text:span>stat</text:p>
          </table:table-cell>
          <table:table-cell table:style-name="ce17" office:value-type="string" calcext:value-type="string">
            <text:p>no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4" office:value-type="string" calcext:value-type="string">
            <text:p>other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7" office:value-type="string" calcext:value-type="string">
            <text:p>no</text:p>
          </table:table-cell>
          <table:table-cell table:number-columns-repeated="5" table:style-name="ce17" office:value-type="string" calcext:value-type="string">
            <text:p>yes</text:p>
          </table:table-cell>
          <table:table-cell table:style-name="Default" office:value-type="string" calcext:value-type="string">
            <text:p>xlib/xcb catchall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iccc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ewmh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xembed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could be a system unto itself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permission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Default" office:value-type="string" calcext:value-type="string">
            <text:p>unsure if it’s to be added, not conforming to specific header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style-name="ce1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2" office:value-type="string" calcext:value-type="string">
            <text:p>systems</text:p>
          </table:table-cell>
          <table:table-cell table:style-name="Default" table:number-columns-repeated="2"/>
          <table:table-cell/>
          <table:table-cell table:style-name="Default"/>
          <table:table-cell table:style-name="ce12"/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string" calcext:value-type="string">
            <text:p>generic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primitive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mutex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ck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Linux-specific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fundamental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memory-management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int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structure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stack-system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ueue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vl-tree-system</text:p>
          </table:table-cell>
          <table:table-cell table:number-columns-repeated="4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ring-tree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auxiliarie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sleep-thread-system</text:p>
          </table:table-cell>
          <table:table-cell table:number-columns-repeated="4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orker-thread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ectangle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election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4" office:value-type="string" calcext:value-type="string">
            <text:p>mainline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permission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rgument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ynamic-argument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nfiguration-parser-system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pboard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onnection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4" office:value-type="string" calcext:value-type="string">
            <text:p>composites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shortcut-system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put-device-system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uchpad-system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keyboard-layout-system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updat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visual-format-system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updat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icture-format-system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updat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om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updat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onitor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updat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indow-syste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placeholder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pthread-management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din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red-memory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sture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allpaper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ent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lient-list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con-tray-system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17" table:number-columns-repeated="6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0" office:value-type="string" calcext:value-type="string">
            <text:p>utilitie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generic-utility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all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image-utility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17" table:number-columns-repeated="6"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generic-function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instruc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get-bit-amount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get-highest-bit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-highest-bit-position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und-up-to-multiple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cast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millisecond-to-timespec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fp3232-to-double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memory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set-void-pointer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4" office:value-type="string" calcext:value-type="string">
            <text:p>O(n) memory operation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ce1" office:value-type="string" calcext:value-type="string">
            <text:p>set-memory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copy-memory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ift-memory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mpare-memory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string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is-valid-utf8-byte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get-integer-byte-size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n) string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find-string-size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find-string-length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nd-substring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nsitive-string-compare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nsensitive-string-compare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tch-ansi-sequenc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tch-integer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rite-integer-string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stream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<text:span text:style-name="T1">lock-stream</text:span>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unlock-stream-function</text:p>
          </table:table-cell>
          <table:table-cell table:number-columns-repeated="4" table:style-name="ce17" office:value-type="string" calcext:value-type="string">
            <text:p>n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-stream-size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file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file-exis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directory-exis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n) file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load-fil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load-bmp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py-fil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process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spawn-process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Default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geometry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intersects-1-d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intersects-2-d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intersects-3-d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3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n) geometry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get-geometry-intersecti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get-rectangle-intersecti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-geometry-uni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-rectangle-uni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ort-rectangles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1) X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" office:value-type="string" calcext:value-type="string">
            <text:p>select-even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elect-input-even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elect-randr-even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select-xkb-events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wait-for-event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poll-for-event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get-event-timestamp-function</text:p>
          </table:table-cell>
          <table:table-cell table:number-columns-repeated="5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get-focused-window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request-timestamp-function</text:p>
          </table:table-cell>
          <table:table-cell table:number-columns-repeated="6"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nd-timestamp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-clipping-geometry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et-clipping-rectangle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ighten-clipping-geometry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set-clipping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l-drawable-geometry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l-drawable-rectangle-function</text:p>
          </table:table-cell>
          <table:table-cell table:number-columns-repeated="4"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style-name="ce12"/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9" office:value-type="string" calcext:value-type="string">
            <text:p>O(n) X operations</text:p>
          </table:table-cell>
          <table:table-cell table:number-columns-repeated="4"/>
          <table:table-cell table:style-name="ce12"/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consume-same-events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t-window-class-function</text:p>
          </table:table-cell>
          <table:table-cell table:number-columns-repeated="3" table:style-name="ce17" office:value-type="string" calcext:value-type="string">
            <text:p>ye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string" calcext:value-type="string">
            <text:p>yes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ab-keycod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grab-keycod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ab-butt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grab-button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rab-devic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ngrab-device-function</text:p>
          </table:table-cell>
          <table:table-cell table:number-columns-repeated="6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nd-which-monitor-functio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number-columns-repeated="4" table:style-name="ce17" office:value-type="string" calcext:value-type="string">
            <text:p>no</text:p>
          </table:table-cell>
          <table:table-cell table:style-name="Default" office:value-type="string" calcext:value-type="string">
            <text:p>-</text:p>
          </table:table-cell>
          <table:table-cell table:number-columns-repeated="16376"/>
        </table:table-row>
        <table:table-row table:style-name="ro1" table:number-rows-repeated="19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1" table:number-rows-repeated="104836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dition.K1:condition.XFD1048576 condition.G215:condition.H1048576 condition.E173:condition.E1048576 condition.A42:condition.A43 condition.G42:condition.G45 condition.B47:condition.G48 condition.A45:condition.A47 condition.A57:condition.A57 condition.A59:condition.A60 condition.D40:condition.D45 condition.B33:condition.C37 condition.D34:condition.F34 condition.G34:condition.G35 condition.D35:condition.E35 condition.D36:condition.G36 condition.D33:condition.G33 condition.F40:condition.F45 condition.D1:condition.D1 condition.F1:condition.F1 condition.B42:condition.C45 condition.D5:condition.D5 condition.G37:condition.G37 condition.D37:condition.E37 condition.D3:condition.D3 condition.F3:condition.F5 condition.G4:condition.G4 condition.E7:condition.G9 condition.C7:condition.D10 condition.B28:condition.D28 condition.F28:condition.G28 condition.F35:condition.F37 condition.B29:condition.G30 condition.B4:condition.E4 condition.B7:condition.B19 condition.B10:condition.G27 condition.E26:condition.E28 condition.B52:condition.G52 condition.A196:condition.D1048576 condition.G94:condition.G106 condition.A135:condition.G135 condition.B151:condition.G159 condition.A112:condition.F112 condition.A115:condition.A116 condition.A122:condition.A125 condition.A128:condition.A129 condition.A142:condition.A144 condition.A147:condition.G148 condition.A151:condition.A153 condition.A156:condition.A156 condition.A164:condition.A168 condition.A160:condition.G161 condition.B115:condition.G118 condition.G111:condition.G114 condition.A109:condition.A111 condition.B107:condition.G110 condition.B111:condition.F111 condition.B120:condition.G129 condition.F130:condition.G132 condition.A132:condition.E139 condition.B113:condition.F114 condition.B130:condition.E131 condition.G149:condition.G150 condition.A73:condition.A73 condition.B73:condition.F74 condition.B57:condition.G60 condition.B147:condition.F150 condition.B133:condition.G146 condition.A74:condition.F76 condition.A83:condition.G92 condition.A94:condition.F106 condition.G72:condition.G82 condition.A82:condition.G82 condition.B162:condition.G172 condition.A178:condition.A186 condition.A186:condition.G195 condition.B177:condition.G186 condition.A65:condition.A69 condition.B173:condition.D176 condition.F173:condition.G176 condition.B62:condition.G62 condition.B77:condition.F77 condition.A49:condition.G51 condition.B46:condition.D46 condition.F46:condition.G46 condition.E42:condition.E46 condition.A61:condition.G61 condition.B64:condition.G70 condition.A53:condition.G56 condition.A78:condition.F81">
            <calcext:condition calcext:apply-style-name="Untitled1" calcext:value="=&quot;yes&quot;" calcext:base-cell-address="condition.A1"/>
            <calcext:condition calcext:apply-style-name="Untitled2" calcext:value="=&quot;no&quot;" calcext:base-cell-address="condition.A1"/>
            <calcext:condition calcext:apply-style-name="yellow" calcext:value="=&quot;update&quot;" calcext:base-cell-address="condition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0000"/>
    </style:style>
    <style:style style:name="yellow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20:28:21.921689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3T22:30:11.887561001</dc:date>
    <meta:editing-duration>P38DT10H58M21S</meta:editing-duration>
    <meta:editing-cycles>367</meta:editing-cycles>
    <meta:generator>LibreOffice/25.2.7.2$Linux_X86_64 LibreOffice_project/520$Build-2</meta:generator>
    <meta:document-statistic meta:table-count="1" meta:cell-count="1077" meta:object-count="0"/>
  </office:meta>
</office:document-meta>
</file>